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64" calcext:value-type="float">
            <text:p>3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66" calcext:value-type="float">
            <text:p>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08" calcext:value-type="float">
            <text:p>3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66" calcext:value-type="float">
            <text:p>2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67" calcext:value-type="float">
            <text:p>3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82" calcext:value-type="float">
            <text:p>3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33" calcext:value-type="float">
            <text:p>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73" calcext:value-type="float">
            <text:p>3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76" calcext:value-type="float">
            <text:p>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8" calcext:value-type="float">
            <text:p>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02" calcext:value-type="float">
            <text:p>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3" calcext:value-type="float">
            <text:p>3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73" calcext:value-type="float">
            <text:p>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0" calcext:value-type="float">
            <text:p>3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393" calcext:value-type="float">
            <text:p>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299" calcext:value-type="float">
            <text:p>2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83" calcext:value-type="float">
            <text:p>3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86" calcext:value-type="float">
            <text:p>3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</table:table>
      <table:table table:name="Order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29" calcext:value-type="float">
            <text:p>429</text:p>
          </table:table-cell>
        </table:table-row>
      </table:table>
      <table:table table:name="Saturation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  <table:database-ranges>
        <table:database-range table:name="__Anonymous_Sheet_DB__0" table:target-range-address="Strategy.A2:Strategy.C6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5:22:20.745058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0:43:04.093718484</meta:creation-date>
    <dc:date>2016-09-16T15:25:45.264362435</dc:date>
    <meta:editing-duration>P0D</meta:editing-duration>
    <meta:editing-cycles>2</meta:editing-cycles>
    <meta:generator>LibreOffice/4.2.8.2$Linux_X86_64 LibreOffice_project/420m0$Build-2</meta:generator>
    <meta:document-statistic meta:table-count="3" meta:cell-count="297" meta:object-count="0"/>
  </office:meta>
</office:document-meta>
</file>